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T3" style:parent-style-name="DefaultParagraphFont" style:family="text">
      <style:text-properties fo:font-weight="bold" style:font-weight-asian="bold" style:font-weight-complex="bold"/>
    </style:style>
    <style:style style:name="T4" style:parent-style-name="Hyperlink" style:family="text">
      <style:text-properties fo:font-weight="bold" style:font-weight-asian="bold" style:font-weight-complex="bold"/>
    </style:style>
    <style:style style:name="P5" style:parent-style-name="ListParagraph" style:list-style-name="LFO1" style:family="paragraph"/>
    <style:style style:name="P6" style:parent-style-name="ListParagraph" style:list-style-name="LFO1" style:family="paragraph"/>
    <style:style style:name="T7" style:parent-style-name="DefaultParagraphFont" style:family="text">
      <style:text-properties fo:font-weight="bold" style:font-weight-asian="bold" style:font-weight-complex="bold" fo:font-style="italic" style:font-style-asian="italic" style:font-style-complex="italic"/>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2" style:family="paragraph"/>
    <style:style style:name="T12" style:parent-style-name="DefaultParagraphFont" style:family="text">
      <style:text-properties fo:font-weight="bold" style:font-weight-asian="bold" style:font-weight-complex="bold" fo:font-style="italic" style:font-style-asian="italic" style:font-style-complex="italic"/>
    </style:style>
    <style:style style:name="P13" style:parent-style-name="ListParagraph" style:list-style-name="LFO2" style:family="paragraph"/>
    <style:style style:name="T14" style:parent-style-name="DefaultParagraphFont" style:family="text">
      <style:text-properties fo:font-weight="bold" style:font-weight-asian="bold" style:font-weight-complex="bold" fo:font-style="italic" style:font-style-asian="italic" style:font-style-complex="italic"/>
    </style:style>
    <style:style style:name="P15" style:parent-style-name="ListParagraph" style:list-style-name="LFO2" style:family="paragraph"/>
    <style:style style:name="T16" style:parent-style-name="DefaultParagraphFont" style:family="text">
      <style:text-properties fo:font-weight="bold" style:font-weight-asian="bold" style:font-weight-complex="bold"/>
    </style:style>
    <style:style style:name="P17" style:parent-style-name="ListParagraph" style:list-style-name="LFO2" style:family="paragraph"/>
  </office:automatic-styles>
  <office:body>
    <office:text text:use-soft-page-breaks="true">
      <text:p text:style-name="P1">Tech-test Read me.</text:p>
      <text:p text:style-name="Normal">Choice of technology – For this test I decided to use java with Java Se development Kit 13. I decided to use java as this is the language I am most comfortable with<text:s/>when debugging, and I thought that would be important as in the programme I am working with data structures such as linked hash maps inside of arrays and nested arrays. Therefore, being able to debug code and check the inputs and outputs of my methods was important. I also thought that with java being strongly typed declaring the data types before initialising them really helped me picture the structure of the data I was working with.<text:s/>I paired this with the package management tool maven, which allowed me to import several important dependencies, that not only affect the business logic inside of the code but how I package the code to be used. I packaged the code to be used as an external Jar file, that can be run from the command line. I used<text:s/>maven-shade plugin<text:s/>to<text:s/>create my uber jar file, which contains the executable .jar file, as well containing<text:s/>all<text:s/>the dependencies used.<text:s/></text:p>
      <text:p text:style-name="Normal">Instructions for use (to use application locally)-<text:s/></text:p>
      <text:list text:style-name="LFO1" text:continue-numbering="true">
        <text:list-item>
          <text:p text:style-name="P2"><text:span text:style-name="T3">git clone<text:s/></text:span><text:a xlink:href="https://jamie_ten10@bitbucket.org/jamie_ten10/csv_parser-java.git" office:target-frame-name="_top" xlink:show="replace"><text:span text:style-name="T4">https://jamie_ten10@bitbucket.org/jamie_ten10/csv_parser-java.git</text:span></text:a><text:s/>or download repository to a local directory.<text:s/></text:p>
        </text:list-item>
        <text:list-item>
          <text:p text:style-name="P5">Using a bash shell<text:s/>cd to the /Application folder<text:s/>that is inside of the repository.</text:p>
        </text:list-item>
        <text:list-item>
          <text:p text:style-name="P6">Once in that folder, run the .jar file with the command<text:s/><text:span text:style-name="T7">java -jar CSV_Parser-0.0.1-SNAPSHOT.jar</text:span></text:p>
        </text:list-item>
        <text:list-item>
          <text:p text:style-name="P8">The application will in turn ask you for a pathway to send the Json file to, specify where you would like to json file to be output to.</text:p>
        </text:list-item>
        <text:list-item>
          <text:p text:style-name="P9">When the application is finished simply navigate to your chosen directory, and the json will be there.<text:s/></text:p>
        </text:list-item>
        <text:list-item>
          <text:p text:style-name="P10">Note: I was not able to make the application dynamic, and able to take csv data with different structure. However, to change the csv file being parsed, navigate to<text:s/>a<text:s/>java ide and change the path in the CSV Data flatten Module.<text:s/></text:p>
        </text:list-item>
      </text:list>
      <text:p text:style-name="Normal">Instructions for use (to use application via a docker container)-<text:s/></text:p>
      <text:list text:style-name="LFO2" text:continue-numbering="true">
        <text:list-item>
          <text:p text:style-name="P11">Using a bash shell, run command<text:s/><text:span text:style-name="T12">docker pull jamiefidoeten10/csvparse:latest</text:span><text:s/>in order to pull the container to your local docker hub.<text:s/></text:p>
        </text:list-item>
        <text:list-item>
          <text:p text:style-name="P13">Run command<text:s/><text:span text:style-name="T14">docker images</text:span><text:s/>to find the appropriate docker container. The container will be called<text:s/>jamiefidoeten10/csvparse<text:s/></text:p>
        </text:list-item>
        <text:list-item>
          <text:p text:style-name="P15">Run command<text:s/><text:span text:style-name="T16">docker run -i jamiefidoeten10/csvparse</text:span><text:s/>from a bash shell.</text:p>
        </text:list-item>
        <text:list-item>
          <text:p text:style-name="P17">Note: I was not able to make application output Json when it is run from the docker container. However I was able to construct the docker image using a dockerfile inside of the root of my project.<tex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ie Fidoe</meta:initial-creator>
    <dc:creator>Jamie Fidoe</dc:creator>
    <meta:creation-date>2020-07-26T19:47:00Z</meta:creation-date>
    <dc:date>2020-07-26T21:58:00Z</dc:date>
    <meta:template xlink:href="Normal.dotm" xlink:type="simple"/>
    <meta:editing-cycles>3</meta:editing-cycles>
    <meta:editing-duration>PT7860S</meta:editing-duration>
    <meta:document-statistic meta:page-count="1" meta:paragraph-count="5" meta:word-count="383" meta:character-count="2562" meta:row-count="18" meta:non-whitespace-character-count="2184"/>
  </office:meta>
</office:document-meta>
</file>